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65.79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38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fo:padding="1.01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="none" fo:padding="1.01mm"/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none" fo:padding="1.01m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 fo:padding="1.01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 fo:padding="1.01mm"/>
      <style:text-properties style:font-name="Courier New" fo:font-size="12pt" style:font-size-asian="12pt" style:font-size-complex="12pt"/>
    </style:style>
    <style:style style:name="ce9" style:family="table-cell" style:parent-style-name="Default">
      <style:table-cell-properties fo:border="none" fo:padding="1.01mm"/>
      <style:text-properties style:font-name="Courier New" fo:font-size="12pt" style:font-size-asian="12pt" style:font-size-complex="12pt"/>
    </style:style>
    <style:style style:name="ce10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1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2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3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4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5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6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Untitled4" style:base-cell-address="Sheet1.E1"/>
    </style:style>
    <style:style style:name="ce17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8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9" style:family="table-cell" style:parent-style-name="Default">
      <style:table-cell-properties fo:padding="1.01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padding="1.01mm"/>
      <style:text-properties fo:font-size="12pt" style:font-size-asian="12pt" style:font-size-complex="12pt"/>
    </style:style>
    <style:style style:name="ce21" style:family="table-cell" style:parent-style-name="Default">
      <style:table-cell-properties fo:padding="1.01m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10"/>
        <table:table-column table:style-name="co5" table:default-cell-style-name="ce17"/>
        <table:table-column table:style-name="co6" table:default-cell-style-name="ce2"/>
        <table:table-column table:style-name="co7" table:number-columns-repeated="1012" table:default-cell-style-name="ce20"/>
        <table:table-column table:style-name="co7" table:number-columns-repeated="6" table:default-cell-style-name="ce21"/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good</text:p>
          </table:table-cell>
          <table:table-cell table:style-name="ce14" office:value-type="string" calcext:value-type="string" table:number-columns-spanned="2" table:number-rows-spanned="1">
            <text:p>Should work fine</text:p>
          </table:table-cell>
          <table:covered-table-cell table:style-name="ce5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poor</text:p>
          </table:table-cell>
          <table:table-cell table:style-name="ce14" office:value-type="string" calcext:value-type="string" table:number-columns-spanned="2" table:number-rows-spanned="1">
            <text:p>Some mechanics can't be automated</text:p>
          </table:table-cell>
          <table:covered-table-cell table:style-name="ce5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bad</text:p>
          </table:table-cell>
          <table:table-cell table:style-name="ce14" office:value-type="string" calcext:value-type="string" table:number-columns-spanned="2" table:number-rows-spanned="1">
            <text:p>Most mechanics can't be automated</text:p>
          </table:table-cell>
          <table:covered-table-cell table:style-name="ce5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?</text:p>
          </table:table-cell>
          <table:table-cell table:style-name="ce14" office:value-type="string" calcext:value-type="string" table:number-columns-spanned="2" table:number-rows-spanned="1">
            <text:p>Unchecked</text:p>
          </table:table-cell>
          <table:covered-table-cell table:style-name="ce5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table:style-name="ce11"/>
          <table:table-cell table:style-name="ce15"/>
          <table:table-cell table:style-name="ce1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Book Title</text:p>
          </table:table-cell>
          <table:table-cell table:style-name="ce7" office:value-type="string" calcext:value-type="string">
            <text:p>Book Type</text:p>
          </table:table-cell>
          <table:table-cell table:style-name="ce12" office:value-type="string" calcext:value-type="string">
            <text:p>Support</text:p>
          </table:table-cell>
          <table:table-cell table:style-name="ce16" office:value-type="string" calcext:value-type="string">
            <text:p>Playtested</text:p>
          </table:table-cell>
          <table:table-cell table:style-name="ce5" office:value-type="string" calcext:value-type="string">
            <text:p>Notes</text:p>
          </table:table-cell>
          <table:table-cell table:style-name="ce19" table:number-columns-repeated="1012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perpowers and clues not supporte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oldier Tracking or Battle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power rules not supported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string" calcext:value-type="string">
            <text:p>bv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 of the Zombies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ombie Combat not supported. Stats miss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bones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tim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 few stats not track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tadel of Chaos, The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f you want to pre-prepare spells, add them to your inventory.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mson Tide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age or ferocity stats or mechanics.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 not supported. Initial items incorrect.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 not supported. Other stats missing.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lents rules not supported. No Evil stat.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initial items missing when rolling charact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string" calcext:value-type="string">
            <text:p>dot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ye of the Dragon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ubes or citadel walls stats.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 of Doom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 rule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ates of Death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string" calcext:value-type="string">
            <text:p>ho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Howl of the Werewolf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esence s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Fan)</text:p>
          </table:table-cell>
          <table:table-cell office:value-type="string" calcext:value-type="string">
            <text:p>Janitor of Firetop Mountain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cluded example adventure.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 No honour or time stat.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our rules not supported.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panion Rules not supported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 No notoriety sta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cial Skills not supporte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missing sta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Night of the Necromancer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Port of Peril, The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string" calcext:value-type="string">
            <text:p>rt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ious stats missing.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ngs of Kether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ster Combat not supported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bot Combat rules not supporte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lls have no cost, only use !cast when you have the applicable gem.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w combat and Day of the week not supported.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tant death rule not supported, No time sta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il rules and stat not supporte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ternate fear rule not supported. No time stat.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Stormslayer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nour Points and Skills not supporte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olve rule not supported. No alarm stat.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honour or time stat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lock of Firetop Mountain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9"/>
          <table:table-cell table:style-name="ce11"/>
          <table:table-cell table:style-name="ce15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Sonic the Hedgehog Adventure Gamebooks</text:p>
          </table:table-cell>
          <table:covered-table-cell table:style-name="ce9"/>
          <table:covered-table-cell table:style-name="ce13"/>
          <table:covered-table-cell table:style-name="ce18"/>
          <table:covered-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tal City Mayhem</text:p>
          </table:table-cell>
          <table:table-cell office:value-type="string" calcext:value-type="string">
            <text:p>sonicmc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nic vs. Zonik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rmin' Sonic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Zone Zapper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me Park Panic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ne Rangers</text:p>
          </table:table-cell>
          <table:table-cell office:value-type="string" calcext:value-type="string">
            <text:p>sonicz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Untitled4" calcext:value="=&quot;good&quot;" calcext:base-cell-address="Sheet1.D1"/>
            <calcext:condition calcext:apply-style-name="Untitled1" calcext:value="=&quot;poor&quot;" calcext:base-cell-address="Sheet1.D1"/>
            <calcext:condition calcext:apply-style-name="Untitled5" calcext:value="=&quot;bad&quot;" calcext:base-cell-address="Sheet1.D1"/>
            <calcext:condition calcext:apply-style-name="Untitled6" calcext:value="=&quot;?&quot;" calcext:base-cell-address="Sheet1.D1"/>
          </calcext:conditional-format>
          <calcext:conditional-format calcext:target-range-address="Sheet1.E1:Sheet1.E1048576">
            <calcext:condition calcext:apply-style-name="Untitled4" calcext:value="=&quot;Yes&quot;" calcext:base-cell-address="Sheet1.E1"/>
          </calcext:conditional-format>
        </calcext:conditional-formats>
      </table:table>
      <table:named-expressions/>
      <table:database-ranges>
        <table:database-range table:name="__Anonymous_Sheet_DB__0" table:target-range-address="Sheet1.A6:Sheet1.F7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ext-properties fo:font-weight="bold"/>
    </style:style>
    <style:style style:name="Untitled4" style:family="table-cell" style:parent-style-name="Default">
      <style:table-cell-properties fo:background-color="#66ff66"/>
    </style:style>
    <style:style style:name="Untitled5" style:family="table-cell" style:parent-style-name="Default">
      <style:table-cell-properties fo:background-color="#cc9900"/>
    </style:style>
    <style:style style:name="Untitled6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0/00/0000</text:date>, <text:time style:data-style-name="N2" text:time-value="01:15:08.0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7:35:15.609000000</meta:creation-date>
    <dc:date>2019-03-15T02:01:58.686000000</dc:date>
    <meta:editing-duration>PT4H33M</meta:editing-duration>
    <meta:editing-cycles>42</meta:editing-cycles>
    <meta:generator>LibreOffice/4.4.7.2$Windows_x86 LibreOffice_project/f3153a8b245191196a4b6b9abd1d0da16eead600</meta:generator>
    <meta:document-statistic meta:table-count="1" meta:cell-count="424" meta:object-count="0"/>
  </office:meta>
</office:document-meta>
</file>